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8ab3"/>
    </style:style>
    <style:style style:name="T1" style:family="text">
      <style:text-properties fo:font-style="italic" fo:font-weight="bold"/>
    </style:style>
    <style:style style:name="T2" style:family="text">
      <style:text-properties fo:color="#3465a4" loext:opacity="100%" officeooo:rsid="001452e8"/>
    </style:style>
    <style:style style:name="T3" style:family="text">
      <style:text-properties fo:color="#3465a4" loext:opacity="100%" officeooo:rsid="00153a90"/>
    </style:style>
    <style:style style:name="T4" style:family="text">
      <style:text-properties fo:color="#3465a4" loext:opacity="100%" officeooo:rsid="00168a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estiones teóricas a responder:<text:line-break/>1. Explica qué son los <text:span text:style-name="T1">sistemas de control de versiones</text:span>, cuáles son sus principales funciones.<text:line-break/><text:span text:style-name="T2">Son herramientas que gestionan los cambios en archivos permitiendo la colaboración, seguimiento de versiones y resolución de conflictos</text:span><text:line-break/><text:line-break/>2. Explica las diferencias entre un <text:span text:style-name="T1">sistema local</text:span>, un <text:span text:style-name="T1">sistema centralizado</text:span> y un <text:span text:style-name="T1">sistema distribuido</text:span> de control de versiones.<text:line-break/><text:span text:style-name="T3">-Sistema local: </text:span><text:span text:style-name="T4">El control de versiones ocurre de manera local en el equipo del usuario</text:span></text:p>
      <text:p text:style-name="P1"><text:span text:style-name="T4">-Sistema centralizado: <text:s/>Mantiene un repositorio central en un servidor, y los usuarios descargan y suben cambios</text:span></text:p>
      <text:p text:style-name="P1"><text:span text:style-name="T4">-Sistema distribuido: Cada usuario tiene una copia del repositorio en su máquina, lo que le permite una independencia para trabajar</text:span><text:line-break/><text:line-break/>3. Explica qué es <text:span text:style-name="T1">Git </text:span>y cuáles son sus principales características.<text:line-break/><text:line-break/><text:line-break/>4. Define <text:span text:style-name="T1">Repositorio</text:span> en el contexto de los sistemas de control de versiones.<text:line-break/><text:line-break/><text:line-break/>5. Un repositorio local de Git funciona con 3 “árboles” Working Tree, Stage Area y HEAD. Explica la dinámica de añadir (add) y confirmar (commit) ficheros o cambios al repositorio en Git.<text:line-break/><text:line-break/><text:line-break/>6. Busca información y explica cuál es el propósito del fichero <text:span text:style-name="T1">.gitignore</text:span> en un repositorio.<text:line-break/><text:line-break/><text:line-break/>7. Explica detalladamente las opciones para deshacer cambios <text:span text:style-name="T1">Revert</text:span>, <text:span text:style-name="T1">Soft Reset</text:span> y<text:line-break/><text:span text:style-name="T1">Hard Reset</text:span>.<text:line-break/><text:line-break/><text:line-break/>8. Define <text:span text:style-name="T1">etiqueta</text:span>, <text:span text:style-name="T1">tag</text:span>o <text:span text:style-name="T1">label</text:span>, en el contexto de los sistemas de control de versiones.<text:line-break/><text:line-break/><text:line-break/>9. Define <text:span text:style-name="T1">rama</text:span>, <text:span text:style-name="T1">branch</text:span>, en el contexto de los sistemas de control de versiones.<text:line-break/><text:line-break/><text:line-break/>10. Define <text:span text:style-name="T1">fusión</text:span>, <text:span text:style-name="T1">merge</text:span>, en el contexto de los sistemas de control de versiones.<text:line-break/><text:line-break/><text:line-break/>11. Explica las diferencias entre <text:span text:style-name="T1">Merge </text:span>y <text:span text:style-name="T1">Rebase</text:span> para integrar cambios de una rama a otra usando Git.<text:line-break/><text:line-break/><text:line-break/>12. Explica en qué consiste el mecanismo <text:span text:style-name="T1">Cherry Pick</text:span> para incorporar cambios de una rama a otra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18:12:19.210000000</meta:creation-date>
    <dc:date>2024-11-07T15:58:50.772000000</dc:date>
    <meta:editing-duration>PT20M26S</meta:editing-duration>
    <meta:editing-cycles>8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3" meta:word-count="270" meta:character-count="1711" meta:non-whitespace-character-count="1422"/>
  </office:meta>
</office:document-meta>
</file>